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86cm" table:align="margins"/>
    </style:style>
    <style:style style:name="Table1.A" style:family="table-column">
      <style:table-column-properties style:column-width="1.452cm" style:rel-column-width="5603*"/>
    </style:style>
    <style:style style:name="Table1.B" style:family="table-column">
      <style:table-column-properties style:column-width="0.355cm" style:rel-column-width="1366*"/>
    </style:style>
    <style:style style:name="Table1.C" style:family="table-column">
      <style:table-column-properties style:column-width="15.18cm" style:rel-column-width="58566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9pt" style:text-underline-style="none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P8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P9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688cm" fo:margin-right="0cm" fo:text-align="justify" style:justify-single-word="false" fo:text-indent="0cm" style:auto-text-indent="false">
        <style:tab-stops>
          <style:tab-stop style:position="2.937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2.91cm"/>
        </style:tab-stops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fo:color="#000000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-asian="Courier New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<text:span text:style-name="T3">enTetesDecision</text:span>#%</text:p>
      <text:p text:style-name="P8"/>
      <text:p text:style-name="P8"/>
      <text:p text:style-name="P10"/>
      <text:p text:style-name="P11">%=TEXTE_<text:span text:style-name="T2">COPIE=%</text:span></text:p>
      <text:p text:style-name="P9"/>
      <text:p text:style-name="P9">%=LETTRE_CONCERNE=%</text:p>
      <text:p text:style-name="P4"/>
      <text:p text:style-name="P4">%=titreTiers=%</text:p>
      <text:p text:style-name="P4"/>
      <text:p text:style-name="P4">%=LETTRE_TEXTE_P1=%</text:p>
      <text:p text:style-name="P4"/>
      <text:p text:style-name="P6">%=LETTRE_TEXTE_P2=% <text:span text:style-name="T1">%=LETTRE_TEXTE_P3=%</text:span> %=LETTRE_TEXTE_P4=%</text:p>
      <text:p text:style-name="P6"/>
      <text:p text:style-name="P12">%=LETTRE_TEXTE_MOTIF=%</text:p>
      <text:p text:style-name="P5"/>
      <text:p text:style-name="P5">%=LETTRE_TEXTE_P5=%</text:p>
      <text:p text:style-name="P5"/>
      <text:p text:style-name="P5">%=LETTRE_SALUTATIONS=%</text:p>
      <text:p text:style-name="P5"/>
      <text:p text:style-name="P5"/>
      <text:p text:style-name="P7">%#include <text:s/>signatures/standard#%</text:p>
      <text:p text:style-name="P7"/>
      <text:p text:style-name="P13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%=TITRE_ANNEXE_COPIE=%</text:p>
          </table:table-cell>
          <table:table-cell table:style-name="Table1.A1" office:value-type="string">
            <text:p text:style-name="P3"><text:bookmark-start text:name="DDE_LINK11"/>%=DP=%<text:bookmark-end text:name="DDE_LINK11"/></text:p>
          </table:table-cell>
          <table:table-cell table:style-name="Table1.A1" office:value-type="string">
            <text:p text:style-name="P3">%=VALEUR_ANNEXE_COPIE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0.999cm" fo:page-height="29.699cm" style:num-format="1" style:print-orientation="portrait" fo:margin-top="0.9cm" fo:margin-bottom="0.885cm" fo:margin-left="2.011cm" fo:margin-right="2.00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0T08:12:00</meta:creation-date>
    <dc:date>2013-09-27T08:45:09.98</dc:date>
    <dc:language>fr-CH</dc:language>
    <meta:editing-cycles>134</meta:editing-cycles>
    <meta:editing-duration>PT6H14M41S</meta:editing-duration>
    <meta:document-statistic meta:table-count="1" meta:image-count="0" meta:object-count="0" meta:page-count="1" meta:paragraph-count="15" meta:word-count="20" meta:character-count="339"/>
    <meta:user-defined meta:name="Info 1"/>
    <meta:user-defined meta:name="Info 2"/>
    <meta:user-defined meta:name="Info 3"/>
    <meta:user-defined meta:name="Info 4"/>
  </office:meta>
</office:document-meta>
</file>